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e74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b79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160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918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7b6c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</text:span><text:span text:style-name="T4">4</text:span><text:span text:style-name="T3">.</text:span><text:span text:style-name="T8">4</text:span><text:span text:style-name="T1">. </text:span><text:span text:style-name="T6">Transforma</text:span><text:span text:style-name="T7">r las</text:span><text:span text:style-name="T5"> letras, </text:span><text:span text:style-name="T8">recargado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9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6T14:09:37.402000000</dc:date>
    <meta:editing-duration>PT18M27S</meta:editing-duration>
    <meta:editing-cycles>36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9" meta:character-count="75" meta:non-whitespace-character-count="69"/>
  </office:meta>
</office:document-meta>
</file>